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5.875cm" svg:x="7.223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5.875cm" svg:x="1.127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5.207cm" svg:x="1.635cm" svg:y="11.795cm">
          <text:p text:style-name="P1">main-frame</text:p>
          <text:p text:style-name="P1">========</text:p>
          <text:p text:style-name="P1">Int a = 1</text:p>
          <text:p text:style-name="P1">Int b = 2</text:p>
          <text:p text:style-name="P1">Int * p = &amp;a</text:p>
          <text:p text:style-name="P1">Int * q = &amp;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9.144cm" svg:x="7.604cm" svg:y="2.27cm">
          <text:p text:style-name="P1">Swap-frame</text:p>
          <text:p text:style-name="P1">Int **x = &amp;p</text:p>
          <text:p text:style-name="P1">Int **y = &amp;q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5.875cm" svg:x="14.33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1.397cm" svg:x="-0.905cm" svg:y="18.78cm">
          <text:p text:style-name="P1">Swap(&amp;p,&amp;q);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3cm" svg:y1="18.145cm" svg:x2="10.271cm" svg:y2="18.145cm">
          <text:p/>
        </draw:line>
        <draw:custom-shape draw:style-name="gr2" draw:text-style-name="P1" draw:layer="layout" svg:width="10.795cm" svg:height="1.397cm" svg:x="10.906cm" svg:y="18.78cm">
          <text:p text:style-name="P1">swap removed from function stac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22cm" svg:y1="18.145cm" svg:x2="18.78cm" svg:y2="18.145cm">
          <text:p/>
        </draw:line>
        <draw:custom-shape draw:style-name="gr2" draw:text-style-name="P1" draw:layer="layout" svg:width="12.573cm" svg:height="2.921cm" svg:x="4.556cm" svg:y="-2.048cm">
          <text:p text:style-name="P1">First c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5.207cm" svg:x="7.604cm" svg:y="11.922cm">
          <text:p text:style-name="P1">main-frame</text:p>
          <text:p text:style-name="P1">========</text:p>
          <text:p text:style-name="P1">Int a = 1</text:p>
          <text:p text:style-name="P1">Int b = 2</text:p>
          <text:p text:style-name="P1">Int * p = &amp;a</text:p>
          <text:p text:style-name="P1">Int * q = &amp;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5.207cm" svg:x="14.589cm" svg:y="12.049cm">
          <text:p text:style-name="P1">main-frame</text:p>
          <text:p text:style-name="P1">========</text:p>
          <text:p text:style-name="P1">Int a = 1</text:p>
          <text:p text:style-name="P1">Int b = 2</text:p>
          <text:p text:style-name="P1">Int * p = &amp;b</text:p>
          <text:p text:style-name="P1">Int * q = &amp;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08:36:55.421695353</meta:creation-date>
    <dc:date>2016-02-17T10:39:16.443454221</dc:date>
    <meta:editing-duration>PT28M38S</meta:editing-duration>
    <meta:editing-cycles>21</meta:editing-cycles>
    <meta:generator>LibreOffice/4.2.8.2$Linux_X86_64 LibreOffice_project/420m0$Build-2</meta:generator>
    <meta:document-statistic meta:object-count="12"/>
  </office:meta>
</office:document-meta>
</file>